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8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N76489 value</text:p>
          </table:table-cell>
          <table:table-cell office:value-type="string" calcext:value-type="string">
            <text:p>YM2612 valu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1" table:formula="of:=3579545 / (32*[.C2])" office:value-type="float" office:value="1016.91619318182" calcext:value-type="float">
            <text:p>1017</text:p>
          </table:table-cell>
          <table:table-cell table:formula="of:=((144*[.C2]*(2^20))/7670442)/(2^([.B2]-1))" office:value-type="float" office:value="1082.69144333534" calcext:value-type="float">
            <text:p>1083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2" calcext:value-type="float">
            <text:p>2</text:p>
          </table:table-cell>
          <table:table-cell table:formula="of:=[.C2]*1.059463" office:value-type="float" office:value="116.54093" calcext:value-type="float">
            <text:p>116.54093</text:p>
          </table:table-cell>
          <table:table-cell table:style-name="ce1" table:formula="of:=3579545 / (32*[.C3])" office:value-type="float" office:value="959.841158381008" calcext:value-type="float">
            <text:p>960</text:p>
          </table:table-cell>
          <table:table-cell table:formula="of:=((144*[.C3]*(2^20))/7670442)/(2^([.B3]-1))" office:value-type="float" office:value="1147.07152463039" calcext:value-type="float">
            <text:p>11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.C3]*1.059463" office:value-type="float" office:value="123.47080332059" calcext:value-type="float">
            <text:p>123.47080332059</text:p>
          </table:table-cell>
          <table:table-cell table:style-name="ce1" table:formula="of:=3579545 / (32*[.C4])" office:value-type="float" office:value="905.969494339121" calcext:value-type="float">
            <text:p>906</text:p>
          </table:table-cell>
          <table:table-cell table:formula="of:=((144*[.C4]*(2^20))/7670442)/(2^([.B4]-1))" office:value-type="float" office:value="1215.27983869948" calcext:value-type="float">
            <text:p>12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.C4]*1.059463" office:value-type="float" office:value="130.812747698442" calcext:value-type="float">
            <text:p>130.812747698442</text:p>
          </table:table-cell>
          <table:table-cell table:style-name="ce1" table:formula="of:=3579545 / (32*[.C5])" office:value-type="float" office:value="855.121409939867" calcext:value-type="float">
            <text:p>855</text:p>
          </table:table-cell>
          <table:table-cell table:formula="of:=((144*[.C5]*(2^20))/7670442)/(2^([.B5]-1))" office:value-type="float" office:value="643.772011874036" calcext:value-type="float">
            <text:p>644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  <table:table-cell table:formula="of:=[.C5]*1.059463" office:value-type="float" office:value="138.591266114835" calcext:value-type="float">
            <text:p>138.591266114835</text:p>
          </table:table-cell>
          <table:table-cell table:style-name="ce1" table:formula="of:=3579545 / (32*[.C6])" office:value-type="float" office:value="807.127204951817" calcext:value-type="float">
            <text:p>807</text:p>
          </table:table-cell>
          <table:table-cell table:formula="of:=((144*[.C6]*(2^20))/7670442)/(2^([.B6]-1))" office:value-type="float" office:value="682.052627016102" calcext:value-type="float">
            <text:p>6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.C6]*1.059463" office:value-type="float" office:value="146.832318571821" calcext:value-type="float">
            <text:p>146.832318571821</text:p>
          </table:table-cell>
          <table:table-cell table:style-name="ce1" table:formula="of:=3579545 / (32*[.C7])" office:value-type="float" office:value="761.826703671404" calcext:value-type="float">
            <text:p>762</text:p>
          </table:table-cell>
          <table:table-cell table:formula="of:=((144*[.C7]*(2^20))/7670442)/(2^([.B7]-1))" office:value-type="float" office:value="722.60952237636" calcext:value-type="float">
            <text:p>723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 table:formula="of:=[.C7]*1.059463" office:value-type="float" office:value="155.563408731057" calcext:value-type="float">
            <text:p>155.563408731057</text:p>
          </table:table-cell>
          <table:table-cell table:style-name="ce1" table:formula="of:=3579545 / (32*[.C8])" office:value-type="float" office:value="719.068720353051" calcext:value-type="float">
            <text:p>719</text:p>
          </table:table-cell>
          <table:table-cell table:formula="of:=((144*[.C8]*(2^20))/7670442)/(2^([.B8]-1))" office:value-type="float" office:value="765.578052405426" calcext:value-type="float">
            <text:p>76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.C8]*1.059463" office:value-type="float" office:value="164.813675704432" calcext:value-type="float">
            <text:p>164.813675704432</text:p>
          </table:table-cell>
          <table:table-cell table:style-name="ce1" table:formula="of:=3579545 / (32*[.C9])" office:value-type="float" office:value="678.710554642353" calcext:value-type="float">
            <text:p>679</text:p>
          </table:table-cell>
          <table:table-cell table:formula="of:=((144*[.C9]*(2^20))/7670442)/(2^([.B9]-1))" office:value-type="float" office:value="811.10162013561" calcext:value-type="float">
            <text:p>8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.C9]*1.059463" office:value-type="float" office:value="174.613991302845" calcext:value-type="float">
            <text:p>174.613991302845</text:p>
          </table:table-cell>
          <table:table-cell table:style-name="ce1" table:formula="of:=3579545 / (32*[.C10])" office:value-type="float" office:value="640.617515328381" calcext:value-type="float">
            <text:p>641</text:p>
          </table:table-cell>
          <table:table-cell table:formula="of:=((144*[.C10]*(2^20))/7670442)/(2^([.B10]-1))" office:value-type="float" office:value="859.332155773733" calcext:value-type="float">
            <text:p>859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3" calcext:value-type="float">
            <text:p>3</text:p>
          </table:table-cell>
          <table:table-cell table:formula="of:=[.C10]*1.059463" office:value-type="float" office:value="184.997063067686" calcext:value-type="float">
            <text:p>184.997063067686</text:p>
          </table:table-cell>
          <table:table-cell table:style-name="ce1" table:formula="of:=3579545 / (32*[.C11])" office:value-type="float" office:value="604.662470825674" calcext:value-type="float">
            <text:p>605</text:p>
          </table:table-cell>
          <table:table-cell table:formula="of:=((144*[.C11]*(2^20))/7670442)/(2^([.B11]-1))" office:value-type="float" office:value="910.430623752507" calcext:value-type="float">
            <text:p>9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.C11]*1.059463" office:value-type="float" office:value="195.99754342888" calcext:value-type="float">
            <text:p>195.99754342888</text:p>
          </table:table-cell>
          <table:table-cell table:style-name="ce1" table:formula="of:=3579545 / (32*[.C12])" office:value-type="float" office:value="570.725424885696" calcext:value-type="float">
            <text:p>571</text:p>
          </table:table-cell>
          <table:table-cell table:formula="of:=((144*[.C12]*(2^20))/7670442)/(2^([.B12]-1))" office:value-type="float" office:value="964.567559932702" calcext:value-type="float">
            <text:p>965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3" calcext:value-type="float">
            <text:p>3</text:p>
          </table:table-cell>
          <table:table-cell table:formula="of:=[.C12]*1.059463" office:value-type="float" office:value="207.652145353791" calcext:value-type="float">
            <text:p>207.652145353791</text:p>
          </table:table-cell>
          <table:table-cell table:style-name="ce1" table:formula="of:=3579545 / (32*[.C13])" office:value-type="float" office:value="538.693116121748" calcext:value-type="float">
            <text:p>539</text:p>
          </table:table-cell>
          <table:table-cell table:formula="of:=((144*[.C13]*(2^20))/7670442)/(2^([.B13]-1))" office:value-type="float" office:value="1021.92364074898" calcext:value-type="float">
            <text:p>10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1" table:formula="of:=3579545 / (32*[.C14])" office:value-type="float" office:value="508.458096590909" calcext:value-type="float">
            <text:p>508</text:p>
          </table:table-cell>
          <table:table-cell table:formula="of:=((144*[.C14]*(2^20))/7670442)/(2^([.B14]-1))" office:value-type="float" office:value="1082.69144333534" calcext:value-type="float">
            <text:p>1083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3" calcext:value-type="float">
            <text:p>3</text:p>
          </table:table-cell>
          <table:table-cell table:formula="of:=[.C14]*1.059463" office:value-type="float" office:value="233.08186" calcext:value-type="float">
            <text:p>233.08186</text:p>
          </table:table-cell>
          <table:table-cell table:style-name="ce1" table:formula="of:=3579545 / (32*[.C15])" office:value-type="float" office:value="479.920579190504" calcext:value-type="float">
            <text:p>480</text:p>
          </table:table-cell>
          <table:table-cell table:formula="of:=((144*[.C15]*(2^20))/7670442)/(2^([.B15]-1))" office:value-type="float" office:value="1147.07152463039" calcext:value-type="float">
            <text:p>11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.C15]*1.059463" office:value-type="float" office:value="246.94160664118" calcext:value-type="float">
            <text:p>246.94160664118</text:p>
          </table:table-cell>
          <table:table-cell table:style-name="ce1" table:formula="of:=3579545 / (32*[.C16])" office:value-type="float" office:value="452.984747169561" calcext:value-type="float">
            <text:p>453</text:p>
          </table:table-cell>
          <table:table-cell table:formula="of:=((144*[.C16]*(2^20))/7670442)/(2^([.B16]-1))" office:value-type="float" office:value="1215.27983869948" calcext:value-type="float">
            <text:p>12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.C16]*1.059463" office:value-type="float" office:value="261.625495396884" calcext:value-type="float">
            <text:p>261.625495396884</text:p>
          </table:table-cell>
          <table:table-cell table:style-name="ce1" table:formula="of:=3579545 / (32*[.C17])" office:value-type="float" office:value="427.560704969933" calcext:value-type="float">
            <text:p>428</text:p>
          </table:table-cell>
          <table:table-cell table:formula="of:=((144*[.C17]*(2^20))/7670442)/(2^([.B17]-1))" office:value-type="float" office:value="643.772011874036" calcext:value-type="float">
            <text:p>644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 table:formula="of:=[.C17]*1.059463" office:value-type="float" office:value="277.182532229669" calcext:value-type="float">
            <text:p>277.182532229669</text:p>
          </table:table-cell>
          <table:table-cell table:style-name="ce1" table:formula="of:=3579545 / (32*[.C18])" office:value-type="float" office:value="403.563602475909" calcext:value-type="float">
            <text:p>404</text:p>
          </table:table-cell>
          <table:table-cell table:formula="of:=((144*[.C18]*(2^20))/7670442)/(2^([.B18]-1))" office:value-type="float" office:value="682.052627016102" calcext:value-type="float">
            <text:p>6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.C18]*1.059463" office:value-type="float" office:value="293.664637143642" calcext:value-type="float">
            <text:p>293.664637143642</text:p>
          </table:table-cell>
          <table:table-cell table:style-name="ce1" table:formula="of:=3579545 / (32*[.C19])" office:value-type="float" office:value="380.913351835702" calcext:value-type="float">
            <text:p>381</text:p>
          </table:table-cell>
          <table:table-cell table:formula="of:=((144*[.C19]*(2^20))/7670442)/(2^([.B19]-1))" office:value-type="float" office:value="722.60952237636" calcext:value-type="float">
            <text:p>723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 table:formula="of:=[.C19]*1.059463" office:value-type="float" office:value="311.126817462115" calcext:value-type="float">
            <text:p>311.126817462115</text:p>
          </table:table-cell>
          <table:table-cell table:style-name="ce1" table:formula="of:=3579545 / (32*[.C20])" office:value-type="float" office:value="359.534360176525" calcext:value-type="float">
            <text:p>360</text:p>
          </table:table-cell>
          <table:table-cell table:formula="of:=((144*[.C20]*(2^20))/7670442)/(2^([.B20]-1))" office:value-type="float" office:value="765.578052405426" calcext:value-type="float">
            <text:p>76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.C20]*1.059463" office:value-type="float" office:value="329.627351408864" calcext:value-type="float">
            <text:p>329.627351408864</text:p>
          </table:table-cell>
          <table:table-cell table:style-name="ce1" table:formula="of:=3579545 / (32*[.C21])" office:value-type="float" office:value="339.355277321176" calcext:value-type="float">
            <text:p>339</text:p>
          </table:table-cell>
          <table:table-cell table:formula="of:=((144*[.C21]*(2^20))/7670442)/(2^([.B21]-1))" office:value-type="float" office:value="811.10162013561" calcext:value-type="float">
            <text:p>8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.C21]*1.059463" office:value-type="float" office:value="349.22798260569" calcext:value-type="float">
            <text:p>349.22798260569</text:p>
          </table:table-cell>
          <table:table-cell table:style-name="ce1" table:formula="of:=3579545 / (32*[.C22])" office:value-type="float" office:value="320.308757664191" calcext:value-type="float">
            <text:p>320</text:p>
          </table:table-cell>
          <table:table-cell table:formula="of:=((144*[.C22]*(2^20))/7670442)/(2^([.B22]-1))" office:value-type="float" office:value="859.332155773733" calcext:value-type="float">
            <text:p>859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 table:formula="of:=[.C22]*1.059463" office:value-type="float" office:value="369.994126135372" calcext:value-type="float">
            <text:p>369.994126135372</text:p>
          </table:table-cell>
          <table:table-cell table:style-name="ce1" table:formula="of:=3579545 / (32*[.C23])" office:value-type="float" office:value="302.331235412837" calcext:value-type="float">
            <text:p>302</text:p>
          </table:table-cell>
          <table:table-cell table:formula="of:=((144*[.C23]*(2^20))/7670442)/(2^([.B23]-1))" office:value-type="float" office:value="910.430623752507" calcext:value-type="float">
            <text:p>9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.C23]*1.059463" office:value-type="float" office:value="391.995086857759" calcext:value-type="float">
            <text:p>391.995086857759</text:p>
          </table:table-cell>
          <table:table-cell table:style-name="ce1" table:formula="of:=3579545 / (32*[.C24])" office:value-type="float" office:value="285.362712442848" calcext:value-type="float">
            <text:p>285</text:p>
          </table:table-cell>
          <table:table-cell table:formula="of:=((144*[.C24]*(2^20))/7670442)/(2^([.B24]-1))" office:value-type="float" office:value="964.567559932702" calcext:value-type="float">
            <text:p>965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 table:formula="of:=[.C24]*1.059463" office:value-type="float" office:value="415.304290707582" calcext:value-type="float">
            <text:p>415.304290707582</text:p>
          </table:table-cell>
          <table:table-cell table:style-name="ce1" table:formula="of:=3579545 / (32*[.C25])" office:value-type="float" office:value="269.346558060874" calcext:value-type="float">
            <text:p>269</text:p>
          </table:table-cell>
          <table:table-cell table:formula="of:=((144*[.C25]*(2^20))/7670442)/(2^([.B25]-1))" office:value-type="float" office:value="1021.92364074898" calcext:value-type="float">
            <text:p>10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table:style-name="ce1" table:formula="of:=3579545 / (32*[.C26])" office:value-type="float" office:value="254.229048295455" calcext:value-type="float">
            <text:p>254</text:p>
          </table:table-cell>
          <table:table-cell table:formula="of:=((144*[.C26]*(2^20))/7670442)/(2^([.B26]-1))" office:value-type="float" office:value="1082.69144333534" calcext:value-type="float">
            <text:p>1083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 table:formula="of:=[.C26]*1.059463" office:value-type="float" office:value="466.16372" calcext:value-type="float">
            <text:p>466.16372</text:p>
          </table:table-cell>
          <table:table-cell table:style-name="ce1" table:formula="of:=3579545 / (32*[.C27])" office:value-type="float" office:value="239.960289595252" calcext:value-type="float">
            <text:p>240</text:p>
          </table:table-cell>
          <table:table-cell table:formula="of:=((144*[.C27]*(2^20))/7670442)/(2^([.B27]-1))" office:value-type="float" office:value="1147.07152463039" calcext:value-type="float">
            <text:p>11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.C27]*1.059463" office:value-type="float" office:value="493.88321328236" calcext:value-type="float">
            <text:p>493.88321328236</text:p>
          </table:table-cell>
          <table:table-cell table:style-name="ce1" table:formula="of:=3579545 / (32*[.C28])" office:value-type="float" office:value="226.49237358478" calcext:value-type="float">
            <text:p>226</text:p>
          </table:table-cell>
          <table:table-cell table:formula="of:=((144*[.C28]*(2^20))/7670442)/(2^([.B28]-1))" office:value-type="float" office:value="1215.27983869948" calcext:value-type="float">
            <text:p>12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.C28]*1.059463" office:value-type="float" office:value="523.250990793769" calcext:value-type="float">
            <text:p>523.250990793769</text:p>
          </table:table-cell>
          <table:table-cell table:style-name="ce1" table:formula="of:=3579545 / (32*[.C29])" office:value-type="float" office:value="213.780352484967" calcext:value-type="float">
            <text:p>214</text:p>
          </table:table-cell>
          <table:table-cell table:formula="of:=((144*[.C29]*(2^20))/7670442)/(2^([.B29]-1))" office:value-type="float" office:value="643.772011874036" calcext:value-type="float">
            <text:p>644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 table:formula="of:=[.C29]*1.059463" office:value-type="float" office:value="554.365064459339" calcext:value-type="float">
            <text:p>554.365064459339</text:p>
          </table:table-cell>
          <table:table-cell table:style-name="ce1" table:formula="of:=3579545 / (32*[.C30])" office:value-type="float" office:value="201.781801237954" calcext:value-type="float">
            <text:p>202</text:p>
          </table:table-cell>
          <table:table-cell table:formula="of:=((144*[.C30]*(2^20))/7670442)/(2^([.B30]-1))" office:value-type="float" office:value="682.052627016102" calcext:value-type="float">
            <text:p>6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C30]*1.059463" office:value-type="float" office:value="587.329274287285" calcext:value-type="float">
            <text:p>587.329274287285</text:p>
          </table:table-cell>
          <table:table-cell table:style-name="ce1" table:formula="of:=3579545 / (32*[.C31])" office:value-type="float" office:value="190.456675917851" calcext:value-type="float">
            <text:p>190</text:p>
          </table:table-cell>
          <table:table-cell table:formula="of:=((144*[.C31]*(2^20))/7670442)/(2^([.B31]-1))" office:value-type="float" office:value="722.60952237636" calcext:value-type="float">
            <text:p>723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 table:formula="of:=[.C31]*1.059463" office:value-type="float" office:value="622.253634924229" calcext:value-type="float">
            <text:p>622.253634924229</text:p>
          </table:table-cell>
          <table:table-cell table:style-name="ce1" table:formula="of:=3579545 / (32*[.C32])" office:value-type="float" office:value="179.767180088263" calcext:value-type="float">
            <text:p>180</text:p>
          </table:table-cell>
          <table:table-cell table:formula="of:=((144*[.C32]*(2^20))/7670442)/(2^([.B32]-1))" office:value-type="float" office:value="765.578052405426" calcext:value-type="float">
            <text:p>76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.C32]*1.059463" office:value-type="float" office:value="659.254702817729" calcext:value-type="float">
            <text:p>659.254702817729</text:p>
          </table:table-cell>
          <table:table-cell table:style-name="ce1" table:formula="of:=3579545 / (32*[.C33])" office:value-type="float" office:value="169.677638660588" calcext:value-type="float">
            <text:p>170</text:p>
          </table:table-cell>
          <table:table-cell table:formula="of:=((144*[.C33]*(2^20))/7670442)/(2^([.B33]-1))" office:value-type="float" office:value="811.10162013561" calcext:value-type="float">
            <text:p>8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.C33]*1.059463" office:value-type="float" office:value="698.455965211379" calcext:value-type="float">
            <text:p>698.455965211379</text:p>
          </table:table-cell>
          <table:table-cell table:style-name="ce1" table:formula="of:=3579545 / (32*[.C34])" office:value-type="float" office:value="160.154378832095" calcext:value-type="float">
            <text:p>160</text:p>
          </table:table-cell>
          <table:table-cell table:formula="of:=((144*[.C34]*(2^20))/7670442)/(2^([.B34]-1))" office:value-type="float" office:value="859.332155773733" calcext:value-type="float">
            <text:p>859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 table:formula="of:=[.C34]*1.059463" office:value-type="float" office:value="739.988252270744" calcext:value-type="float">
            <text:p>739.988252270744</text:p>
          </table:table-cell>
          <table:table-cell table:style-name="ce1" table:formula="of:=3579545 / (32*[.C35])" office:value-type="float" office:value="151.165617706419" calcext:value-type="float">
            <text:p>151</text:p>
          </table:table-cell>
          <table:table-cell table:formula="of:=((144*[.C35]*(2^20))/7670442)/(2^([.B35]-1))" office:value-type="float" office:value="910.430623752507" calcext:value-type="float">
            <text:p>9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.C35]*1.059463" office:value-type="float" office:value="783.990173715519" calcext:value-type="float">
            <text:p>783.990173715519</text:p>
          </table:table-cell>
          <table:table-cell table:style-name="ce1" table:formula="of:=3579545 / (32*[.C36])" office:value-type="float" office:value="142.681356221424" calcext:value-type="float">
            <text:p>143</text:p>
          </table:table-cell>
          <table:table-cell table:formula="of:=((144*[.C36]*(2^20))/7670442)/(2^([.B36]-1))" office:value-type="float" office:value="964.567559932702" calcext:value-type="float">
            <text:p>965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 table:formula="of:=[.C36]*1.059463" office:value-type="float" office:value="830.608581415165" calcext:value-type="float">
            <text:p>830.608581415165</text:p>
          </table:table-cell>
          <table:table-cell table:style-name="ce1" table:formula="of:=3579545 / (32*[.C37])" office:value-type="float" office:value="134.673279030437" calcext:value-type="float">
            <text:p>135</text:p>
          </table:table-cell>
          <table:table-cell table:formula="of:=((144*[.C37]*(2^20))/7670442)/(2^([.B37]-1))" office:value-type="float" office:value="1021.92364074898" calcext:value-type="float">
            <text:p>10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table:style-name="ce1" table:formula="of:=3579545 / (32*[.C38])" office:value-type="float" office:value="127.114524147727" calcext:value-type="float">
            <text:p>127</text:p>
          </table:table-cell>
          <table:table-cell table:formula="of:=((144*[.C38]*(2^20))/7670442)/(2^([.B38]-1))" office:value-type="float" office:value="1082.69144333534" calcext:value-type="float">
            <text:p>1083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 table:formula="of:=[.C38]*1.059463" office:value-type="float" office:value="932.32744" calcext:value-type="float">
            <text:p>932.32744</text:p>
          </table:table-cell>
          <table:table-cell table:style-name="ce1" table:formula="of:=3579545 / (32*[.C39])" office:value-type="float" office:value="119.980144797626" calcext:value-type="float">
            <text:p>120</text:p>
          </table:table-cell>
          <table:table-cell table:formula="of:=((144*[.C39]*(2^20))/7670442)/(2^([.B39]-1))" office:value-type="float" office:value="1147.07152463039" calcext:value-type="float">
            <text:p>11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.C39]*1.059463" office:value-type="float" office:value="987.76642656472" calcext:value-type="float">
            <text:p>987.76642656472</text:p>
          </table:table-cell>
          <table:table-cell table:style-name="ce1" table:formula="of:=3579545 / (32*[.C40])" office:value-type="float" office:value="113.24618679239" calcext:value-type="float">
            <text:p>113</text:p>
          </table:table-cell>
          <table:table-cell table:formula="of:=((144*[.C40]*(2^20))/7670442)/(2^([.B40]-1))" office:value-type="float" office:value="1215.27983869948" calcext:value-type="float">
            <text:p>12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.C40]*1.059463" office:value-type="float" office:value="1046.50198158754" calcext:value-type="float">
            <text:p>1046.50198158754</text:p>
          </table:table-cell>
          <table:table-cell table:style-name="ce1" table:formula="of:=3579545 / (32*[.C41])" office:value-type="float" office:value="106.890176242483" calcext:value-type="float">
            <text:p>107</text:p>
          </table:table-cell>
          <table:table-cell table:formula="of:=((144*[.C41]*(2^20))/7670442)/(2^([.B41]-1))" office:value-type="float" office:value="643.772011874036" calcext:value-type="float">
            <text:p>644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6" calcext:value-type="float">
            <text:p>6</text:p>
          </table:table-cell>
          <table:table-cell table:formula="of:=[.C41]*1.059463" office:value-type="float" office:value="1108.73012891868" calcext:value-type="float">
            <text:p>1108.73012891868</text:p>
          </table:table-cell>
          <table:table-cell table:style-name="ce1" table:formula="of:=3579545 / (32*[.C42])" office:value-type="float" office:value="100.890900618977" calcext:value-type="float">
            <text:p>101</text:p>
          </table:table-cell>
          <table:table-cell table:formula="of:=((144*[.C42]*(2^20))/7670442)/(2^([.B42]-1))" office:value-type="float" office:value="682.052627016102" calcext:value-type="float">
            <text:p>6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.C42]*1.059463" office:value-type="float" office:value="1174.65854857457" calcext:value-type="float">
            <text:p>1174.65854857457</text:p>
          </table:table-cell>
          <table:table-cell table:style-name="ce1" table:formula="of:=3579545 / (32*[.C43])" office:value-type="float" office:value="95.2283379589255" calcext:value-type="float">
            <text:p>95</text:p>
          </table:table-cell>
          <table:table-cell table:formula="of:=((144*[.C43]*(2^20))/7670442)/(2^([.B43]-1))" office:value-type="float" office:value="722.60952237636" calcext:value-type="float">
            <text:p>723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6" calcext:value-type="float">
            <text:p>6</text:p>
          </table:table-cell>
          <table:table-cell table:formula="of:=[.C43]*1.059463" office:value-type="float" office:value="1244.50726984846" calcext:value-type="float">
            <text:p>1244.50726984846</text:p>
          </table:table-cell>
          <table:table-cell table:style-name="ce1" table:formula="of:=3579545 / (32*[.C44])" office:value-type="float" office:value="89.8835900441313" calcext:value-type="float">
            <text:p>90</text:p>
          </table:table-cell>
          <table:table-cell table:formula="of:=((144*[.C44]*(2^20))/7670442)/(2^([.B44]-1))" office:value-type="float" office:value="765.578052405426" calcext:value-type="float">
            <text:p>76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.C44]*1.059463" office:value-type="float" office:value="1318.50940563546" calcext:value-type="float">
            <text:p>1318.50940563546</text:p>
          </table:table-cell>
          <table:table-cell table:style-name="ce1" table:formula="of:=3579545 / (32*[.C45])" office:value-type="float" office:value="84.8388193302941" calcext:value-type="float">
            <text:p>85</text:p>
          </table:table-cell>
          <table:table-cell table:formula="of:=((144*[.C45]*(2^20))/7670442)/(2^([.B45]-1))" office:value-type="float" office:value="811.10162013561" calcext:value-type="float">
            <text:p>8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.C45]*1.059463" office:value-type="float" office:value="1396.91193042276" calcext:value-type="float">
            <text:p>1396.91193042276</text:p>
          </table:table-cell>
          <table:table-cell table:style-name="ce1" table:formula="of:=3579545 / (32*[.C46])" office:value-type="float" office:value="80.0771894160476" calcext:value-type="float">
            <text:p>80</text:p>
          </table:table-cell>
          <table:table-cell table:formula="of:=((144*[.C46]*(2^20))/7670442)/(2^([.B46]-1))" office:value-type="float" office:value="859.332155773733" calcext:value-type="float">
            <text:p>859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6" calcext:value-type="float">
            <text:p>6</text:p>
          </table:table-cell>
          <table:table-cell table:formula="of:=[.C46]*1.059463" office:value-type="float" office:value="1479.97650454149" calcext:value-type="float">
            <text:p>1479.97650454149</text:p>
          </table:table-cell>
          <table:table-cell table:style-name="ce1" table:formula="of:=3579545 / (32*[.C47])" office:value-type="float" office:value="75.5828088532092" calcext:value-type="float">
            <text:p>76</text:p>
          </table:table-cell>
          <table:table-cell table:formula="of:=((144*[.C47]*(2^20))/7670442)/(2^([.B47]-1))" office:value-type="float" office:value="910.430623752507" calcext:value-type="float">
            <text:p>9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.C47]*1.059463" office:value-type="float" office:value="1567.98034743104" calcext:value-type="float">
            <text:p>1567.98034743104</text:p>
          </table:table-cell>
          <table:table-cell table:style-name="ce1" table:formula="of:=3579545 / (32*[.C48])" office:value-type="float" office:value="71.340678110712" calcext:value-type="float">
            <text:p>71</text:p>
          </table:table-cell>
          <table:table-cell table:formula="of:=((144*[.C48]*(2^20))/7670442)/(2^([.B48]-1))" office:value-type="float" office:value="964.567559932702" calcext:value-type="float">
            <text:p>965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6" calcext:value-type="float">
            <text:p>6</text:p>
          </table:table-cell>
          <table:table-cell table:formula="of:=[.C48]*1.059463" office:value-type="float" office:value="1661.21716283033" calcext:value-type="float">
            <text:p>1661.21716283033</text:p>
          </table:table-cell>
          <table:table-cell table:style-name="ce1" table:formula="of:=3579545 / (32*[.C49])" office:value-type="float" office:value="67.3366395152185" calcext:value-type="float">
            <text:p>67</text:p>
          </table:table-cell>
          <table:table-cell table:formula="of:=((144*[.C49]*(2^20))/7670442)/(2^([.B49]-1))" office:value-type="float" office:value="1021.92364074898" calcext:value-type="float">
            <text:p>10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table:style-name="ce1" table:formula="of:=3579545 / (32*[.C50])" office:value-type="float" office:value="63.5572620738636" calcext:value-type="float">
            <text:p>64</text:p>
          </table:table-cell>
          <table:table-cell table:formula="of:=((144*[.C50]*(2^20))/7670442)/(2^([.B50]-1))" office:value-type="float" office:value="1082.69144333534" calcext:value-type="float">
            <text:p>1083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6" calcext:value-type="float">
            <text:p>6</text:p>
          </table:table-cell>
          <table:table-cell table:formula="of:=[.C50]*1.059463" office:value-type="float" office:value="1864.65488" calcext:value-type="float">
            <text:p>1864.65488</text:p>
          </table:table-cell>
          <table:table-cell table:style-name="ce1" table:formula="of:=3579545 / (32*[.C51])" office:value-type="float" office:value="59.990072398813" calcext:value-type="float">
            <text:p>60</text:p>
          </table:table-cell>
          <table:table-cell table:formula="of:=((144*[.C51]*(2^20))/7670442)/(2^([.B51]-1))" office:value-type="float" office:value="1147.07152463039" calcext:value-type="float">
            <text:p>11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.C51]*1.059463" office:value-type="float" office:value="1975.53285312944" calcext:value-type="float">
            <text:p>1975.53285312944</text:p>
          </table:table-cell>
          <table:table-cell table:style-name="ce1" table:formula="of:=3579545 / (32*[.C52])" office:value-type="float" office:value="56.6230933961951" calcext:value-type="float">
            <text:p>57</text:p>
          </table:table-cell>
          <table:table-cell table:formula="of:=((144*[.C52]*(2^20))/7670442)/(2^([.B52]-1))" office:value-type="float" office:value="1215.27983869948" calcext:value-type="float">
            <text:p>12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.C52]*1.059463" office:value-type="float" office:value="2093.00396317508" calcext:value-type="float">
            <text:p>2093.00396317508</text:p>
          </table:table-cell>
          <table:table-cell table:style-name="ce1" table:formula="of:=3579545 / (32*[.C53])" office:value-type="float" office:value="53.4450881212417" calcext:value-type="float">
            <text:p>53</text:p>
          </table:table-cell>
          <table:table-cell table:formula="of:=((144*[.C53]*(2^20))/7670442)/(2^([.B53]-1))" office:value-type="float" office:value="643.772011874036" calcext:value-type="float">
            <text:p>644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7" calcext:value-type="float">
            <text:p>7</text:p>
          </table:table-cell>
          <table:table-cell table:formula="of:=[.C53]*1.059463" office:value-type="float" office:value="2217.46025783736" calcext:value-type="float">
            <text:p>2217.46025783736</text:p>
          </table:table-cell>
          <table:table-cell table:style-name="ce1" table:formula="of:=3579545 / (32*[.C54])" office:value-type="float" office:value="50.4454503094886" calcext:value-type="float">
            <text:p>50</text:p>
          </table:table-cell>
          <table:table-cell table:formula="of:=((144*[.C54]*(2^20))/7670442)/(2^([.B54]-1))" office:value-type="float" office:value="682.052627016102" calcext:value-type="float">
            <text:p>6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.C54]*1.059463" office:value-type="float" office:value="2349.31709714914" calcext:value-type="float">
            <text:p>2349.31709714914</text:p>
          </table:table-cell>
          <table:table-cell table:style-name="ce1" table:formula="of:=3579545 / (32*[.C55])" office:value-type="float" office:value="47.6141689794628" calcext:value-type="float">
            <text:p>48</text:p>
          </table:table-cell>
          <table:table-cell table:formula="of:=((144*[.C55]*(2^20))/7670442)/(2^([.B55]-1))" office:value-type="float" office:value="722.60952237636" calcext:value-type="float">
            <text:p>723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7" calcext:value-type="float">
            <text:p>7</text:p>
          </table:table-cell>
          <table:table-cell table:formula="of:=[.C55]*1.059463" office:value-type="float" office:value="2489.01453969692" calcext:value-type="float">
            <text:p>2489.01453969692</text:p>
          </table:table-cell>
          <table:table-cell table:style-name="ce1" table:formula="of:=3579545 / (32*[.C56])" office:value-type="float" office:value="44.9417950220657" calcext:value-type="float">
            <text:p>45</text:p>
          </table:table-cell>
          <table:table-cell table:formula="of:=((144*[.C56]*(2^20))/7670442)/(2^([.B56]-1))" office:value-type="float" office:value="765.578052405426" calcext:value-type="float">
            <text:p>76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.C56]*1.059463" office:value-type="float" office:value="2637.01881127092" calcext:value-type="float">
            <text:p>2637.01881127092</text:p>
          </table:table-cell>
          <table:table-cell table:style-name="ce1" table:formula="of:=3579545 / (32*[.C57])" office:value-type="float" office:value="42.419409665147" calcext:value-type="float">
            <text:p>42</text:p>
          </table:table-cell>
          <table:table-cell table:formula="of:=((144*[.C57]*(2^20))/7670442)/(2^([.B57]-1))" office:value-type="float" office:value="811.10162013561" calcext:value-type="float">
            <text:p>8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.C57]*1.059463" office:value-type="float" office:value="2793.82386084552" calcext:value-type="float">
            <text:p>2793.82386084552</text:p>
          </table:table-cell>
          <table:table-cell table:style-name="ce1" table:formula="of:=3579545 / (32*[.C58])" office:value-type="float" office:value="40.0385947080238" calcext:value-type="float">
            <text:p>40</text:p>
          </table:table-cell>
          <table:table-cell table:formula="of:=((144*[.C58]*(2^20))/7670442)/(2^([.B58]-1))" office:value-type="float" office:value="859.332155773733" calcext:value-type="float">
            <text:p>859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7" calcext:value-type="float">
            <text:p>7</text:p>
          </table:table-cell>
          <table:table-cell table:formula="of:=[.C58]*1.059463" office:value-type="float" office:value="2959.95300908297" calcext:value-type="float">
            <text:p>2959.95300908297</text:p>
          </table:table-cell>
          <table:table-cell table:style-name="ce1" table:formula="of:=3579545 / (32*[.C59])" office:value-type="float" office:value="37.7914044266046" calcext:value-type="float">
            <text:p>38</text:p>
          </table:table-cell>
          <table:table-cell table:formula="of:=((144*[.C59]*(2^20))/7670442)/(2^([.B59]-1))" office:value-type="float" office:value="910.430623752507" calcext:value-type="float">
            <text:p>9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.C59]*1.059463" office:value-type="float" office:value="3135.96069486208" calcext:value-type="float">
            <text:p>3135.96069486208</text:p>
          </table:table-cell>
          <table:table-cell table:style-name="ce1" table:formula="of:=3579545 / (32*[.C60])" office:value-type="float" office:value="35.670339055356" calcext:value-type="float">
            <text:p>36</text:p>
          </table:table-cell>
          <table:table-cell table:formula="of:=((144*[.C60]*(2^20))/7670442)/(2^([.B60]-1))" office:value-type="float" office:value="964.567559932702" calcext:value-type="float">
            <text:p>965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7" calcext:value-type="float">
            <text:p>7</text:p>
          </table:table-cell>
          <table:table-cell table:formula="of:=[.C60]*1.059463" office:value-type="float" office:value="3322.43432566066" calcext:value-type="float">
            <text:p>3322.43432566066</text:p>
          </table:table-cell>
          <table:table-cell table:style-name="ce1" table:formula="of:=3579545 / (32*[.C61])" office:value-type="float" office:value="33.6683197576093" calcext:value-type="float">
            <text:p>34</text:p>
          </table:table-cell>
          <table:table-cell table:formula="of:=((144*[.C61]*(2^20))/7670442)/(2^([.B61]-1))" office:value-type="float" office:value="1021.92364074898" calcext:value-type="float">
            <text:p>10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520" calcext:value-type="float">
            <text:p>3520</text:p>
          </table:table-cell>
          <table:table-cell table:style-name="ce1" table:formula="of:=3579545 / (32*[.C62])" office:value-type="float" office:value="31.7786310369318" calcext:value-type="float">
            <text:p>32</text:p>
          </table:table-cell>
          <table:table-cell table:formula="of:=((144*[.C62]*(2^20))/7670442)/(2^([.B62]-1))" office:value-type="float" office:value="1082.69144333534" calcext:value-type="float">
            <text:p>1083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7" calcext:value-type="float">
            <text:p>7</text:p>
          </table:table-cell>
          <table:table-cell table:formula="of:=[.C62]*1.059463" office:value-type="float" office:value="3729.30976" calcext:value-type="float">
            <text:p>3729.30976</text:p>
          </table:table-cell>
          <table:table-cell table:style-name="ce1" table:formula="of:=3579545 / (32*[.C63])" office:value-type="float" office:value="29.9950361994065" calcext:value-type="float">
            <text:p>30</text:p>
          </table:table-cell>
          <table:table-cell table:formula="of:=((144*[.C63]*(2^20))/7670442)/(2^([.B63]-1))" office:value-type="float" office:value="1147.07152463039" calcext:value-type="float">
            <text:p>11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.C63]*1.059463" office:value-type="float" office:value="3951.06570625888" calcext:value-type="float">
            <text:p>3951.06570625888</text:p>
          </table:table-cell>
          <table:table-cell table:style-name="ce1" table:formula="of:=3579545 / (32*[.C64])" office:value-type="float" office:value="28.3115466980975" calcext:value-type="float">
            <text:p>28</text:p>
          </table:table-cell>
          <table:table-cell table:formula="of:=((144*[.C64]*(2^20))/7670442)/(2^([.B64]-1))" office:value-type="float" office:value="1215.27983869948" calcext:value-type="float">
            <text:p>12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.C64]*1.059463" office:value-type="float" office:value="4186.00792635015" calcext:value-type="float">
            <text:p>4186.00792635015</text:p>
          </table:table-cell>
          <table:table-cell table:style-name="ce1" table:formula="of:=3579545 / (32*[.C65])" office:value-type="float" office:value="26.7225440606208" calcext:value-type="float">
            <text:p>27</text:p>
          </table:table-cell>
          <table:table-cell table:formula="of:=((144*[.C65]*(2^20))/7670442)/(2^([.B65]-1))" office:value-type="float" office:value="643.772011874036" calcext:value-type="float">
            <text:p>644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8" calcext:value-type="float">
            <text:p>8</text:p>
          </table:table-cell>
          <table:table-cell table:formula="of:=[.C65]*1.059463" office:value-type="float" office:value="4434.92051567471" calcext:value-type="float">
            <text:p>4434.92051567471</text:p>
          </table:table-cell>
          <table:table-cell table:style-name="ce1" table:formula="of:=3579545 / (32*[.C66])" office:value-type="float" office:value="25.2227251547443" calcext:value-type="float">
            <text:p>25</text:p>
          </table:table-cell>
          <table:table-cell table:formula="of:=((144*[.C66]*(2^20))/7670442)/(2^([.B66]-1))" office:value-type="float" office:value="682.052627016102" calcext:value-type="float">
            <text:p>68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.C66]*1.059463" office:value-type="float" office:value="4698.63419429828" calcext:value-type="float">
            <text:p>4698.63419429828</text:p>
          </table:table-cell>
          <table:table-cell table:style-name="ce1" table:formula="of:=3579545 / (32*[.C67])" office:value-type="float" office:value="23.8070844897314" calcext:value-type="float">
            <text:p>24</text:p>
          </table:table-cell>
          <table:table-cell table:formula="of:=((144*[.C67]*(2^20))/7670442)/(2^([.B67]-1))" office:value-type="float" office:value="722.60952237636" calcext:value-type="float">
            <text:p>723</text:p>
          </table:table-cell>
        </table:table-row>
        <table:table-row table:style-name="ro1">
          <table:table-cell office:value-type="string" calcext:value-type="string">
            <text:p>D#</text:p>
          </table:table-cell>
          <table:table-cell office:value-type="float" office:value="8" calcext:value-type="float">
            <text:p>8</text:p>
          </table:table-cell>
          <table:table-cell table:formula="of:=[.C67]*1.059463" office:value-type="float" office:value="4978.02907939384" calcext:value-type="float">
            <text:p>4978.02907939384</text:p>
          </table:table-cell>
          <table:table-cell table:style-name="ce1" table:formula="of:=3579545 / (32*[.C68])" office:value-type="float" office:value="22.4708975110328" calcext:value-type="float">
            <text:p>22</text:p>
          </table:table-cell>
          <table:table-cell table:formula="of:=((144*[.C68]*(2^20))/7670442)/(2^([.B68]-1))" office:value-type="float" office:value="765.578052405426" calcext:value-type="float">
            <text:p>76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.C68]*1.059463" office:value-type="float" office:value="5274.03762254183" calcext:value-type="float">
            <text:p>5274.03762254183</text:p>
          </table:table-cell>
          <table:table-cell table:style-name="ce1" table:formula="of:=3579545 / (32*[.C69])" office:value-type="float" office:value="21.2097048325735" calcext:value-type="float">
            <text:p>21</text:p>
          </table:table-cell>
          <table:table-cell table:formula="of:=((144*[.C69]*(2^20))/7670442)/(2^([.B69]-1))" office:value-type="float" office:value="811.10162013561" calcext:value-type="float">
            <text:p>8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.C69]*1.059463" office:value-type="float" office:value="5587.64772169104" calcext:value-type="float">
            <text:p>5587.64772169104</text:p>
          </table:table-cell>
          <table:table-cell table:style-name="ce1" table:formula="of:=3579545 / (32*[.C70])" office:value-type="float" office:value="20.0192973540119" calcext:value-type="float">
            <text:p>20</text:p>
          </table:table-cell>
          <table:table-cell table:formula="of:=((144*[.C70]*(2^20))/7670442)/(2^([.B70]-1))" office:value-type="float" office:value="859.332155773733" calcext:value-type="float">
            <text:p>859</text:p>
          </table:table-cell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8" calcext:value-type="float">
            <text:p>8</text:p>
          </table:table-cell>
          <table:table-cell table:formula="of:=[.C70]*1.059463" office:value-type="float" office:value="5919.90601816595" calcext:value-type="float">
            <text:p>5919.90601816595</text:p>
          </table:table-cell>
          <table:table-cell table:style-name="ce1" table:formula="of:=3579545 / (32*[.C71])" office:value-type="float" office:value="18.8957022133023" calcext:value-type="float">
            <text:p>19</text:p>
          </table:table-cell>
          <table:table-cell table:formula="of:=((144*[.C71]*(2^20))/7670442)/(2^([.B71]-1))" office:value-type="float" office:value="910.430623752507" calcext:value-type="float">
            <text:p>91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.C71]*1.059463" office:value-type="float" office:value="6271.92138972415" calcext:value-type="float">
            <text:p>6271.92138972415</text:p>
          </table:table-cell>
          <table:table-cell table:style-name="ce1" table:formula="of:=3579545 / (32*[.C72])" office:value-type="float" office:value="17.835169527678" calcext:value-type="float">
            <text:p>18</text:p>
          </table:table-cell>
          <table:table-cell table:formula="of:=((144*[.C72]*(2^20))/7670442)/(2^([.B72]-1))" office:value-type="float" office:value="964.567559932702" calcext:value-type="float">
            <text:p>965</text:p>
          </table:table-cell>
        </table:table-row>
        <table:table-row table:style-name="ro1">
          <table:table-cell office:value-type="string" calcext:value-type="string">
            <text:p>G#</text:p>
          </table:table-cell>
          <table:table-cell office:value-type="float" office:value="8" calcext:value-type="float">
            <text:p>8</text:p>
          </table:table-cell>
          <table:table-cell table:formula="of:=[.C72]*1.059463" office:value-type="float" office:value="6644.86865132132" calcext:value-type="float">
            <text:p>6644.86865132132</text:p>
          </table:table-cell>
          <table:table-cell table:style-name="ce1" table:formula="of:=3579545 / (32*[.C73])" office:value-type="float" office:value="16.8341598788046" calcext:value-type="float">
            <text:p>17</text:p>
          </table:table-cell>
          <table:table-cell table:formula="of:=((144*[.C73]*(2^20))/7670442)/(2^([.B73]-1))" office:value-type="float" office:value="1021.92364074898" calcext:value-type="float">
            <text:p>10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040" calcext:value-type="float">
            <text:p>7040</text:p>
          </table:table-cell>
          <table:table-cell table:style-name="ce1" table:formula="of:=3579545 / (32*[.C74])" office:value-type="float" office:value="15.8893155184659" calcext:value-type="float">
            <text:p>16</text:p>
          </table:table-cell>
          <table:table-cell table:formula="of:=((144*[.C74]*(2^20))/7670442)/(2^([.B74]-1))" office:value-type="float" office:value="1082.69144333534" calcext:value-type="float">
            <text:p>1083</text:p>
          </table:table-cell>
        </table:table-row>
        <table:table-row table:style-name="ro1">
          <table:table-cell office:value-type="string" calcext:value-type="string">
            <text:p>A#</text:p>
          </table:table-cell>
          <table:table-cell office:value-type="float" office:value="8" calcext:value-type="float">
            <text:p>8</text:p>
          </table:table-cell>
          <table:table-cell table:formula="of:=[.C74]*1.059463" office:value-type="float" office:value="7458.61952" calcext:value-type="float">
            <text:p>7458.61952</text:p>
          </table:table-cell>
          <table:table-cell table:style-name="ce1" table:formula="of:=3579545 / (32*[.C75])" office:value-type="float" office:value="14.9975180997033" calcext:value-type="float">
            <text:p>15</text:p>
          </table:table-cell>
          <table:table-cell table:formula="of:=((144*[.C75]*(2^20))/7670442)/(2^([.B75]-1))" office:value-type="float" office:value="1147.07152463039" calcext:value-type="float">
            <text:p>114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.C75]*1.059463" office:value-type="float" office:value="7902.13141251776" calcext:value-type="float">
            <text:p>7902.13141251776</text:p>
          </table:table-cell>
          <table:table-cell table:style-name="ce1" table:formula="of:=3579545 / (32*[.C76])" office:value-type="float" office:value="14.1557733490488" calcext:value-type="float">
            <text:p>14</text:p>
          </table:table-cell>
          <table:table-cell table:formula="of:=((144*[.C76]*(2^20))/7670442)/(2^([.B76]-1))" office:value-type="float" office:value="1215.27983869948" calcext:value-type="float">
            <text:p>12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C76]*1.059463" office:value-type="float" office:value="8372.0158527003" calcext:value-type="float">
            <text:p>8372.0158527003</text:p>
          </table:table-cell>
          <table:table-cell table:style-name="ce1" table:formula="of:=3579545 / (32*[.C77])" office:value-type="float" office:value="13.3612720303104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/>
          <table:table-cell table:formula="of:=[.C77]*1.059463" office:value-type="float" office:value="8869.84103134942" calcext:value-type="float">
            <text:p>8869.84103134942</text:p>
          </table:table-cell>
          <table:table-cell table:style-name="ce1" table:formula="of:=3579545 / (32*[.C78])" office:value-type="float" office:value="12.6113625773721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[.C78]*1.059463" office:value-type="float" office:value="9397.26838859655" calcext:value-type="float">
            <text:p>9397.26838859655</text:p>
          </table:table-cell>
          <table:table-cell table:style-name="ce1" table:formula="of:=3579545 / (32*[.C79])" office:value-type="float" office:value="11.9035422448657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/>
          <table:table-cell table:formula="of:=[.C79]*1.059463" office:value-type="float" office:value="9956.05815878767" calcext:value-type="float">
            <text:p>9956.05815878767</text:p>
          </table:table-cell>
          <table:table-cell table:style-name="ce1" table:formula="of:=3579545 / (32*[.C80])" office:value-type="float" office:value="11.2354487555164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formula="of:=[.C80]*1.059463" office:value-type="float" office:value="10548.0752450837" calcext:value-type="float">
            <text:p>10548.0752450837</text:p>
          </table:table-cell>
          <table:table-cell table:style-name="ce1" table:formula="of:=3579545 / (32*[.C81])" office:value-type="float" office:value="10.6048524162868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[.C81]*1.059463" office:value-type="float" office:value="11175.2954433821" calcext:value-type="float">
            <text:p>11175.2954433821</text:p>
          </table:table-cell>
          <table:table-cell table:style-name="ce1" table:formula="of:=3579545 / (32*[.C82])" office:value-type="float" office:value="10.009648677006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/>
          <table:table-cell table:formula="of:=[.C82]*1.059463" office:value-type="float" office:value="11839.8120363319" calcext:value-type="float">
            <text:p>11839.8120363319</text:p>
          </table:table-cell>
          <table:table-cell table:style-name="ce1" table:formula="of:=3579545 / (32*[.C83])" office:value-type="float" office:value="9.44785110665116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[.C83]*1.059463" office:value-type="float" office:value="12543.8427794483" calcext:value-type="float">
            <text:p>12543.8427794483</text:p>
          </table:table-cell>
          <table:table-cell table:style-name="ce1" table:formula="of:=3579545 / (32*[.C84])" office:value-type="float" office:value="8.91758476383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/>
          <table:table-cell table:formula="of:=[.C84]*1.059463" office:value-type="float" office:value="13289.7373026426" calcext:value-type="float">
            <text:p>13289.7373026426</text:p>
          </table:table-cell>
          <table:table-cell table:style-name="ce1" table:formula="of:=3579545 / (32*[.C85])" office:value-type="float" office:value="8.41707993940232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4080" calcext:value-type="float">
            <text:p>14080</text:p>
          </table:table-cell>
          <table:table-cell table:style-name="ce1" table:formula="of:=3579545 / (32*[.C86])" office:value-type="float" office:value="7.94465775923295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#</text:p>
          </table:table-cell>
          <table:table-cell/>
          <table:table-cell table:formula="of:=[.C86]*1.059463" office:value-type="float" office:value="14917.23904" calcext:value-type="float">
            <text:p>14917.23904</text:p>
          </table:table-cell>
          <table:table-cell table:style-name="ce1" table:formula="of:=3579545 / (32*[.C87])" office:value-type="float" office:value="7.49875904985163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[.C87]*1.059463" office:value-type="float" office:value="15804.2628250355" calcext:value-type="float">
            <text:p>15804.2628250355</text:p>
          </table:table-cell>
          <table:table-cell table:style-name="ce1" table:formula="of:=3579545 / (32*[.C88])" office:value-type="float" office:value="7.07788667452438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C88]*1.059463" office:value-type="float" office:value="16744.0317054006" calcext:value-type="float">
            <text:p>16744.0317054006</text:p>
          </table:table-cell>
          <table:table-cell table:style-name="ce1" table:formula="of:=3579545 / (32*[.C89])" office:value-type="float" office:value="6.68063601515521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#</text:p>
          </table:table-cell>
          <table:table-cell/>
          <table:table-cell table:formula="of:=[.C89]*1.059463" office:value-type="float" office:value="17739.6820626988" calcext:value-type="float">
            <text:p>17739.6820626988</text:p>
          </table:table-cell>
          <table:table-cell table:style-name="ce1" table:formula="of:=3579545 / (32*[.C90])" office:value-type="float" office:value="6.30568128868607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[.C90]*1.059463" office:value-type="float" office:value="18794.5367771931" calcext:value-type="float">
            <text:p>18794.5367771931</text:p>
          </table:table-cell>
          <table:table-cell table:style-name="ce1" table:formula="of:=3579545 / (32*[.C91])" office:value-type="float" office:value="5.95177112243285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#</text:p>
          </table:table-cell>
          <table:table-cell/>
          <table:table-cell table:formula="of:=[.C91]*1.059463" office:value-type="float" office:value="19912.1163175753" calcext:value-type="float">
            <text:p>19912.1163175753</text:p>
          </table:table-cell>
          <table:table-cell table:style-name="ce1" table:formula="of:=3579545 / (32*[.C92])" office:value-type="float" office:value="5.61772437775821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formula="of:=[.C92]*1.059463" office:value-type="float" office:value="21096.1504901673" calcext:value-type="float">
            <text:p>21096.1504901673</text:p>
          </table:table-cell>
          <table:table-cell table:style-name="ce1" table:formula="of:=3579545 / (32*[.C93])" office:value-type="float" office:value="5.30242620814338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[.C93]*1.059463" office:value-type="float" office:value="22350.5908867641" calcext:value-type="float">
            <text:p>22350.5908867641</text:p>
          </table:table-cell>
          <table:table-cell table:style-name="ce1" table:formula="of:=3579545 / (32*[.C94])" office:value-type="float" office:value="5.00482433850298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#</text:p>
          </table:table-cell>
          <table:table-cell/>
          <table:table-cell table:formula="of:=[.C94]*1.059463" office:value-type="float" office:value="23679.6240726638" calcext:value-type="float">
            <text:p>23679.6240726638</text:p>
          </table:table-cell>
          <table:table-cell table:style-name="ce1" table:formula="of:=3579545 / (32*[.C95])" office:value-type="float" office:value="4.72392555332558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[.C95]*1.059463" office:value-type="float" office:value="25087.6855588966" calcext:value-type="float">
            <text:p>25087.6855588966</text:p>
          </table:table-cell>
          <table:table-cell table:style-name="ce1" table:formula="of:=3579545 / (32*[.C96])" office:value-type="float" office:value="4.4587923819195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#</text:p>
          </table:table-cell>
          <table:table-cell/>
          <table:table-cell table:formula="of:=[.C96]*1.059463" office:value-type="float" office:value="26579.4746052853" calcext:value-type="float">
            <text:p>26579.4746052853</text:p>
          </table:table-cell>
          <table:table-cell table:style-name="ce1" table:formula="of:=3579545 / (32*[.C97])" office:value-type="float" office:value="4.20853996970116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28160" calcext:value-type="float">
            <text:p>28160</text:p>
          </table:table-cell>
          <table:table-cell table:style-name="ce1" table:formula="of:=3579545 / (32*[.C98])" office:value-type="float" office:value="3.97232887961648" calcext:value-type="float">
            <text:p>4</text:p>
          </table:table-cell>
          <table:table-cell/>
        </table:table-row>
        <table:table-row table:style-name="ro1" table:number-rows-repeated="104847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00/00/0000</text:date>, <text:time style:data-style-name="N2" text:time-value="14:33:31.5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20:55:01.363000000</meta:creation-date>
    <dc:date>2021-05-18T18:16:40.729000000</dc:date>
    <meta:editing-duration>PT15H43M56S</meta:editing-duration>
    <meta:editing-cycles>5</meta:editing-cycles>
    <meta:generator>LibreOffice/5.2.4.2$Windows_x86 LibreOffice_project/3d5603e1122f0f102b62521720ab13a38a4e0eb0</meta:generator>
    <meta:document-statistic meta:table-count="1" meta:cell-count="446" meta:object-count="0"/>
  </office:meta>
</office:document-meta>
</file>